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style:font-name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style-asian="normal" style:font-style-complex="normal" fo:font-style="normal" fo:font-size="14pt" style:font-relief="none" style:text-emphasize="none" style:font-weight-complex="bold" style:font-weight-asian="bold" style:font-size-complex="14pt" style:font-size-asian="14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solid" style:text-underline-width="auto" style:text-underline-color="font-color" fo:font-weight="bold" style:font-name="Liberation Sans" style:text-overline-style="none" style:text-overline-color="font-color"/>
    </style:style>
    <style:style style:name="T2" style:family="text">
      <style:text-properties style:font-style-asian="normal" style:font-style-complex="normal" fo:font-style="normal"/>
    </style:style>
    <style:style style:name="T3" style:family="text">
      <style:text-properties style:font-style-asian="normal" style:font-style-complex="normal" fo:font-style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font-size-complex="8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8pt" style:font-name-asian="Noto Sans CJK SC" style:font-name-complex="Noto Sans Devanagari" style:font-weight-asian="normal" style:font-weight-complex="normal" style:font-style-asian="normal" style:font-style-complex="normal" style:text-emphasize="none" style:font-relief="none" fo:font-weight="normal" style:font-size-asian="8pt"/>
    </style:style>
    <style:style style:name="T6" style:family="text">
      <style:text-properties style:font-size-complex="8pt" fo:font-size="8pt" style:font-size-asian="8pt"/>
    </style:style>
    <style:style style:name="T7" style:family="text">
      <style:text-properties fo:font-size="8pt" style:font-size-asian="8pt" style:font-name="Liberation Sans" style:font-name-complex="Noto Sans Devanagari" style:font-weight-asian="normal" style:font-weight-complex="normal" style:font-style-asian="normal" style:font-style-complex="normal" style:text-emphasize="none" style:font-relief="none" fo:font-weight="normal" style:text-underline-style="none" style:text-underline-color="font-color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size-complex="8pt"/>
    </style:style>
    <style:style style:name="T8" style:family="text">
      <style:text-properties fo:font-size="8pt" style:font-size-asian="8pt" style:font-name="Liberation Sans" style:font-name-complex="Noto Sans Devanagari" style:font-weight-asian="normal" style:font-weight-complex="normal" style:text-emphasize="none" style:font-relief="none" fo:font-weight="normal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style:text-line-through-type="none" style:language-complex="hi" style:country-complex="IN" style:font-size-complex="8pt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fo:font-size="8pt" style:font-size-asian="8pt" style:font-name="Liberation Sans" style:font-name-complex="Noto Sans Devanagari" style:font-weight-asian="normal" style:font-weight-complex="normal" style:text-emphasize="none" style:font-relief="none" fo:font-weight="normal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style:text-line-through-type="none" style:language-complex="hi" style:country-complex="IN" style:font-size-complex="8pt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14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4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 table:number-rows-repeated="3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106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B321];[.B339];[.B357])" office:value-type="float" office:value="20" calcext:value-type="float">
            <text:p>20</text:p>
          </table:table-cell>
          <table:table-cell table:style-name="ce22" table:formula="of:=([.B303]-12)*0.02083333" office:value-type="percentage" office:value="0.16666664" calcext:value-type="percentage">
            <text:p>16.67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0416666666666667" calcext:value-type="percentage">
            <text:p>4.17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B322];[.B340];[.B358])" office:value-type="float" office:value="40" calcext:value-type="float">
            <text:p>40</text:p>
          </table:table-cell>
          <table:table-cell table:style-name="ce22" table:formula="of:=([.B304]-12)*0.02083333" office:value-type="percentage" office:value="0.58333324" calcext:value-type="percentage">
            <text:p>58.33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A Little High" calcext:value-type="string">
            <text:p>A Little High</text:p>
          </table:table-cell>
          <table:table-cell table:style-name="ce22" table:formula="of:=([.C304]/[.C312])" office:value-type="percentage" office:value="0.145833333333333" calcext:value-type="percentage">
            <text:p>14.58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B323];[.B341];[.B359])" office:value-type="float" office:value="60" calcext:value-type="float">
            <text:p>60</text:p>
          </table:table-cell>
          <table:table-cell table:style-name="ce22" table:formula="of:=([.B305]-12)*0.02083333" office:value-type="percentage" office:value="0.99999984" calcext:value-type="percentage">
            <text:p>100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5]/[.C312])" office:value-type="percentage" office:value="0.25" calcext:value-type="percentage">
            <text:p>25.00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B324];[.B342];[.B360])" office:value-type="float" office:value="80" calcext:value-type="float">
            <text:p>80</text:p>
          </table:table-cell>
          <table:table-cell table:style-name="ce22" table:formula="of:=([.B306]-12)*0.02083333" office:value-type="percentage" office:value="1.41666644" calcext:value-type="percentage">
            <text:p>141.67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6]/[.C312])" office:value-type="percentage" office:value="0.354166666666667" calcext:value-type="percentage">
            <text:p>35.42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B325];[.B343];[.B361])" office:value-type="float" office:value="100" calcext:value-type="float">
            <text:p>100</text:p>
          </table:table-cell>
          <table:table-cell table:style-name="ce22" table:formula="of:=([.B307]-12)*0.02083333" office:value-type="percentage" office:value="1.83333304" calcext:value-type="percentage">
            <text:p>183.33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458333333333333" calcext:value-type="percentage">
            <text:p>45.83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B326];[.B344];[.B362])" office:value-type="float" office:value="0" calcext:value-type="float">
            <text:p>0</text:p>
          </table:table-cell>
          <table:table-cell table:style-name="ce22" table:formula="of:=([.B308]-12)*0.02083333" office:value-type="percentage" office:value="-0.24999996" calcext:value-type="percentage">
            <text:p>-25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-0.0625" calcext:value-type="percentage">
            <text:p>-6.25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B327];[.B345];[.B363])" office:value-type="float" office:value="0" calcext:value-type="float">
            <text:p>0</text:p>
          </table:table-cell>
          <table:table-cell table:style-name="ce22" table:formula="of:=([.B309]-12)*0.02083333" office:value-type="percentage" office:value="-0.24999996" calcext:value-type="percentage">
            <text:p>-25.00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9]/[.C312])" office:value-type="percentage" office:value="-0.0625" calcext:value-type="percentage">
            <text:p>-6.25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B328];[.B346];[.B364])" office:value-type="float" office:value="0" calcext:value-type="float">
            <text:p>0</text:p>
          </table:table-cell>
          <table:table-cell table:style-name="ce22" table:formula="of:=([.B310]-12)*0.02083333" office:value-type="percentage" office:value="-0.24999996" calcext:value-type="percentage">
            <text:p>-2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10]/[.C312])" office:value-type="percentage" office:value="-0.0625" calcext:value-type="percentage">
            <text:p>-6.25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18" table:formula="of:=SUM([.B329];[.B347];[.B365])" office:value-type="float" office:value="0" calcext:value-type="float">
            <text:p>0</text:p>
          </table:table-cell>
          <table:table-cell table:style-name="ce22" table:formula="of:=([.B311]-12)*0.02083333" office:value-type="percentage" office:value="-0.24999996" calcext:value-type="percentage">
            <text:p>-25.00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11]/[.C312])" office:value-type="percentage" office:value="-0.0625" calcext:value-type="percentage">
            <text:p>-6.25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3.99999936" calcext:value-type="percentage">
            <text:p>400.0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14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66];[.J83];[.J118];[.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166666666666667" calcext:value-type="percentage">
            <text:p>16.67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I72];[.I88];[.I96];[.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333333333333333" calcext:value-type="percentage">
            <text:p>33.33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29];[.J111];[.J155];[.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5" calcext:value-type="percentage">
            <text:p>50.00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6];[.J17];[.J68];[.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666666666666667" calcext:value-type="percentage">
            <text:p>66.67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I229];[.AI240];[.AI246];[.AI258])" office:value-type="float" office:value="0" calcext:value-type="float">
            <text:p>0</text:p>
          </table:table-cell>
          <table:table-cell table:style-name="ce24" table:formula="of:=([.B326]-4)*0.0625" office:value-type="percentage" office:value="-0.25" calcext:value-type="percentage">
            <text:p>-25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-0.166666666666667" calcext:value-type="percentage">
            <text:p>-16.67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I227];[.AI235];[.AI242];[.AI254])" office:value-type="float" office:value="0" calcext:value-type="float">
            <text:p>0</text:p>
          </table:table-cell>
          <table:table-cell table:style-name="ce24" table:formula="of:=([.B327]-4)*0.0625" office:value-type="percentage" office:value="-0.25" calcext:value-type="percentage">
            <text:p>-25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-0.166666666666667" calcext:value-type="percentage">
            <text:p>-16.67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I231];[.AI238];[.AI248];[.AI257])" office:value-type="float" office:value="0" calcext:value-type="float">
            <text:p>0</text:p>
          </table:table-cell>
          <table:table-cell table:style-name="ce24" table:formula="of:=([.B328]-4)*0.0625" office:value-type="percentage" office:value="-0.25" calcext:value-type="percentage">
            <text:p>-25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8]/[.C330])" office:value-type="percentage" office:value="-0.166666666666667" calcext:value-type="percentage">
            <text:p>-16.67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I232];[.AI244];[.AI250];[.AI259])" office:value-type="float" office:value="0" calcext:value-type="float">
            <text:p>0</text:p>
          </table:table-cell>
          <table:table-cell table:style-name="ce25" table:formula="of:=([.B329]-4)*0.0625" office:value-type="percentage" office:value="-0.25" calcext:value-type="percentage">
            <text:p>-25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29]/[.C330])" office:value-type="percentage" office:value="-0.166666666666667" calcext:value-type="percentage">
            <text:p>-16.67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1.5" calcext:value-type="percentage">
            <text:p>150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12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13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5">
          <table:table-cell table:style-name="ce13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)" office:value-type="float" office:value="8" calcext:value-type="float">
            <text:p>8</text:p>
          </table:table-cell>
          <table:table-cell table:style-name="ce22" table:formula="of:=([.B339]-8)*0.03125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13];[.J22];[.J31];[.J58];[.J74];[.J109];[.J143];[.J161])" office:value-type="float" office:value="16" calcext:value-type="float">
            <text:p>16</text:p>
          </table:table-cell>
          <table:table-cell table:style-name="ce22" table:formula="of:=([.B340]-8)*0.03125" office:value-type="percentage" office:value="0.25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166666666666667" calcext:value-type="percentage">
            <text:p>16.67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7];[.J15];[.J24];[.J43];[.J55];[.J64];[.J131];[.J181])" office:value-type="float" office:value="24" calcext:value-type="float">
            <text:p>24</text:p>
          </table:table-cell>
          <table:table-cell table:style-name="ce22" table:formula="of:=([.B341]-8)*0.03125" office:value-type="percentage" office:value="0.5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333333333333333" calcext:value-type="percentage">
            <text:p>33.33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J12];[.J21];[.J65];[.J73];[.J92];[.J103];[.J137];[.J146])" office:value-type="float" office:value="32" calcext:value-type="float">
            <text:p>32</text:p>
          </table:table-cell>
          <table:table-cell table:style-name="ce22" table:formula="of:=([.B342]-8)*0.03125" office:value-type="percentage" office:value="0.75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5" calcext:value-type="percentage">
            <text:p>50.00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J33];[.J40];[.J48];[.J56];[.J78];[.J116];[.J149];[.J158])" office:value-type="float" office:value="40" calcext:value-type="float">
            <text:p>40</text:p>
          </table:table-cell>
          <table:table-cell table:style-name="ce22" table:formula="of:=([.B343]-8)*0.03125" office:value-type="percentage" office:value="1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666666666666667" calcext:value-type="percentage">
            <text:p>66.67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I145];[.AI152];[.AI161];[.AI170];[.AI178];[.AI188];[.AI202];[.AI211];[.AI221])" office:value-type="float" office:value="0" calcext:value-type="float">
            <text:p>0</text:p>
          </table:table-cell>
          <table:table-cell table:style-name="ce22" table:formula="of:=([.B344]-8)*0.03125" office:value-type="percentage" office:value="-0.25" calcext:value-type="percentage">
            <text:p>-25.00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-0.166666666666667" calcext:value-type="percentage">
            <text:p>-16.67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I148];[.AI155];[.AI163];[.AI175];[.AI184];[.AI192];[.AI201];[.AI209];[.AI219])" office:value-type="float" office:value="0" calcext:value-type="float">
            <text:p>0</text:p>
          </table:table-cell>
          <table:table-cell table:style-name="ce22" table:formula="of:=([.B345]-8)*0.03125" office:value-type="percentage" office:value="-0.25" calcext:value-type="percentage">
            <text:p>-25.00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5]/[.C348])" office:value-type="percentage" office:value="-0.166666666666667" calcext:value-type="percentage">
            <text:p>-16.67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I147];[.AI159];[.AI168];[.AI179];[.AI189];[.AI197];[.AI208];[.AI213];[.AI222])" office:value-type="float" office:value="0" calcext:value-type="float">
            <text:p>0</text:p>
          </table:table-cell>
          <table:table-cell table:style-name="ce22" table:formula="of:=([.B346]-8)*0.03125" office:value-type="percentage" office:value="-0.25" calcext:value-type="percentage">
            <text:p>-25.00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6]/[.C348])" office:value-type="percentage" office:value="-0.166666666666667" calcext:value-type="percentage">
            <text:p>-16.67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I143];[.AI151];[.AI162];[.AI174];[.AI183];[.AI193];[.AI199];[.AI206];[.AI217])" office:value-type="float" office:value="0" calcext:value-type="float">
            <text:p>0</text:p>
          </table:table-cell>
          <table:table-cell table:style-name="ce22" table:formula="of:=([.B347]-8)*0.03125" office:value-type="percentage" office:value="-0.25" calcext:value-type="percentage">
            <text:p>-25.00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47]/[.C348])" office:value-type="percentage" office:value="-0.166666666666667" calcext:value-type="percentage">
            <text:p>-16.67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1.5" calcext:value-type="percentage">
            <text:p>150.00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<text:span text:style-name="T14">² With (72/9)=8 items for each type, the Lowest possible Raw Score is (8*1)=8</text:span>, and the Highest possible Raw Score is (8*5)=4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)" office:value-type="float" office:value="8" calcext:value-type="float">
            <text:p>8</text:p>
          </table:table-cell>
          <table:table-cell table:style-name="ce22" table:formula="of:=([.B357]-8)*0.03125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39];[.J49];[.J91];[.J100];[.J126];[.J153];[.J170];[.J182])" office:value-type="float" office:value="16" calcext:value-type="float">
            <text:p>16</text:p>
          </table:table-cell>
          <table:table-cell table:style-name="ce22" table:formula="of:=([.B358]-8)*0.03125" office:value-type="percentage" office:value="0.25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166666666666667" calcext:value-type="percentage">
            <text:p>16.67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34];[.J80];[.J104];[.J113];[.J122];[.J140];[.J151];[.J163])" office:value-type="float" office:value="24" calcext:value-type="float">
            <text:p>24</text:p>
          </table:table-cell>
          <table:table-cell table:style-name="ce22" table:formula="of:=([.B359]-8)*0.03125" office:value-type="percentage" office:value="0.5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333333333333333" calcext:value-type="percentage">
            <text:p>33.33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38];[.J47];[.J57];[.J82];[.J120];[.J129];[.J164];[.J172])" office:value-type="float" office:value="32" calcext:value-type="float">
            <text:p>32</text:p>
          </table:table-cell>
          <table:table-cell table:style-name="ce22" table:formula="of:=([.B360]-8)*0.03125" office:value-type="percentage" office:value="0.75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5" calcext:value-type="percentage">
            <text:p>50.00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25];[.J87];[.J97];[.J105];[.J132];[.J141];[.J167];[.J177])" office:value-type="float" office:value="40" calcext:value-type="float">
            <text:p>40</text:p>
          </table:table-cell>
          <table:table-cell table:style-name="ce22" table:formula="of:=([.B361]-8)*0.03125" office:value-type="percentage" office:value="1" calcext:value-type="percentage">
            <text:p>100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666666666666667" calcext:value-type="percentage">
            <text:p>66.67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I162];[.AI169];[.AI178];[.AI186];[.AI194];[.AI202];[.AI211];[.AI223];[.AI230];[.AI241];[.AI251];[.AI261])" office:value-type="float" office:value="0" calcext:value-type="float">
            <text:p>0</text:p>
          </table:table-cell>
          <table:table-cell table:style-name="ce22" table:formula="of:=([.B362]-8)*0.03125" office:value-type="percentage" office:value="-0.25" calcext:value-type="percentage">
            <text:p>-25.00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-0.166666666666667" calcext:value-type="percentage">
            <text:p>-16.67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I164];[.AI173];[.AI182];[.AI195];[.AI204];[.AI214];[.AI222];[.AI229];[.AI238];[.AI247];[.AI255];[.AI265])" office:value-type="float" office:value="0" calcext:value-type="float">
            <text:p>0</text:p>
          </table:table-cell>
          <table:table-cell table:style-name="ce22" table:formula="of:=([.B363]-8)*0.03125" office:value-type="percentage" office:value="-0.25" calcext:value-type="percentage">
            <text:p>-25.00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3]/[.C366])" office:value-type="percentage" office:value="-0.166666666666667" calcext:value-type="percentage">
            <text:p>-16.67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I166];[.AI175];[.AI185];[.AI193];[.AI201];[.AI210];[.AI218];[.AI227];[.AI237];[.AI245];[.AI254];[.AI264])" office:value-type="float" office:value="0" calcext:value-type="float">
            <text:p>0</text:p>
          </table:table-cell>
          <table:table-cell table:style-name="ce22" table:formula="of:=([.B364]-8)*0.03125" office:value-type="percentage" office:value="-0.25" calcext:value-type="percentage">
            <text:p>-25.00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4]/[.C366])" office:value-type="percentage" office:value="-0.166666666666667" calcext:value-type="percentage">
            <text:p>-16.67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I161];[.AI170];[.AI180];[.AI190];[.AI196];[.AI203];[.AI213];[.AI221];[.AI233];[.AI244];[.AI253];[.AI260])" office:value-type="float" office:value="0" calcext:value-type="float">
            <text:p>0</text:p>
          </table:table-cell>
          <table:table-cell table:style-name="ce22" table:formula="of:=([.B365]-8)*0.03125" office:value-type="percentage" office:value="-0.25" calcext:value-type="percentage">
            <text:p>-25.00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65]/[.C366])" office:value-type="percentage" office:value="-0.166666666666667" calcext:value-type="percentage">
            <text:p>-16.67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1.5" calcext:value-type="percentage">
            <text:p>150.00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<text:span text:style-name="T14">² With (72/9)=8 items for each type, the Lowest possible Raw Score is (8*1)=8</text:span>, and the Highest possible Raw Score is (8*5)=4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1048204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2-180_items-best'.A7:'combo-2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7:44:07.72149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3:42:30.195205113</dc:date>
    <meta:editing-duration>P1DT19H53M31S</meta:editing-duration>
    <meta:editing-cycles>197</meta:editing-cycles>
    <meta:document-statistic meta:table-count="1" meta:cell-count="1307" meta:object-count="0"/>
  </office:meta>
</office:document-meta>
</file>